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0bad" officeooo:paragraph-rsid="00030bad"/>
    </style:style>
    <style:style style:name="P2" style:family="paragraph" style:parent-style-name="Standard">
      <style:text-properties officeooo:rsid="00030bad" officeooo:paragraph-rsid="000448af"/>
    </style:style>
    <style:style style:name="P3" style:family="paragraph" style:parent-style-name="Standard">
      <style:text-properties officeooo:rsid="00030bad" officeooo:paragraph-rsid="0004611e"/>
    </style:style>
    <style:style style:name="P4" style:family="paragraph" style:parent-style-name="Standard">
      <style:text-properties officeooo:rsid="000448af" officeooo:paragraph-rsid="000448af"/>
    </style:style>
    <style:style style:name="P5" style:family="paragraph" style:parent-style-name="Standard">
      <style:text-properties officeooo:rsid="0004611e" officeooo:paragraph-rsid="0004611e"/>
    </style:style>
    <style:style style:name="P6" style:family="paragraph" style:parent-style-name="Standard">
      <style:text-properties officeooo:rsid="0004611e" officeooo:paragraph-rsid="0005a492"/>
    </style:style>
    <style:style style:name="P7" style:family="paragraph" style:parent-style-name="Standard">
      <style:text-properties officeooo:rsid="000636ce" officeooo:paragraph-rsid="000636ce"/>
    </style:style>
    <style:style style:name="P8" style:family="paragraph" style:parent-style-name="Standard">
      <style:text-properties officeooo:paragraph-rsid="000636ce"/>
    </style:style>
    <style:style style:name="P9" style:family="paragraph" style:parent-style-name="Standard">
      <style:text-properties officeooo:rsid="00068185" officeooo:paragraph-rsid="00068185"/>
    </style:style>
    <style:style style:name="P10" style:family="paragraph" style:parent-style-name="Standard">
      <style:text-properties officeooo:rsid="00075718" officeooo:paragraph-rsid="00075718"/>
    </style:style>
    <style:style style:name="T1" style:family="text">
      <style:text-properties fo:font-weight="bold" style:font-weight-asian="bold" style:font-weight-complex="bold"/>
    </style:style>
    <style:style style:name="T2" style:family="text">
      <style:text-properties officeooo:rsid="000448af"/>
    </style:style>
    <style:style style:name="T3" style:family="text">
      <style:text-properties officeooo:rsid="0004611e"/>
    </style:style>
    <style:style style:name="T4" style:family="text">
      <style:text-properties style:text-underline-style="solid" style:text-underline-width="auto" style:text-underline-color="font-color" fo:font-weight="bold" officeooo:rsid="0004611e" style:font-weight-asian="bold" style:font-weight-complex="bold"/>
    </style:style>
    <style:style style:name="T5" style:family="text">
      <style:text-properties style:text-underline-style="solid" style:text-underline-width="auto" style:text-underline-color="font-color" fo:font-weight="bold" officeooo:rsid="00062a63" style:font-weight-asian="bold" style:font-weight-complex="bold"/>
    </style:style>
    <style:style style:name="T6" style:family="text">
      <style:text-properties officeooo:rsid="0005a492"/>
    </style:style>
    <style:style style:name="T7" style:family="text">
      <style:text-properties style:text-underline-style="none" fo:font-weight="bold" style:font-weight-asian="bold" style:font-weight-complex="bold"/>
    </style:style>
    <style:style style:name="T8" style:family="text">
      <style:text-properties style:text-underline-style="none" fo:font-weight="bold" officeooo:rsid="0004611e"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05a492" style:font-weight-asian="normal" style:font-weight-complex="normal"/>
    </style:style>
    <style:style style:name="T11" style:family="text">
      <style:text-properties style:text-underline-style="none" fo:font-weight="normal" officeooo:rsid="00062a63" style:font-weight-asian="normal" style:font-weight-complex="normal"/>
    </style:style>
    <style:style style:name="T12" style:family="text">
      <style:text-properties style:text-underline-style="none" fo:font-weight="normal" officeooo:rsid="000636ce" style:font-weight-asian="normal" style:font-weight-complex="normal"/>
    </style:style>
    <style:style style:name="T13" style:family="text">
      <style:text-properties fo:font-variant="normal" fo:text-transform="none" fo:color="#222222" fo:letter-spacing="normal" style:text-underline-style="none" fo:font-weight="normal" style:font-weight-asian="normal" style:font-weight-complex="normal"/>
    </style:style>
    <style:style style:name="T14" style:family="text">
      <style:text-properties fo:font-variant="normal" fo:text-transform="none" fo:color="#222222" fo:letter-spacing="normal" style:text-underline-style="none" fo:font-weight="normal" officeooo:rsid="000636ce" style:font-weight-asian="normal" style:font-weight-complex="normal"/>
    </style:style>
    <style:style style:name="T15" style:family="text">
      <style:text-properties fo:font-variant="normal" fo:text-transform="none" fo:color="#222222" fo:letter-spacing="normal" style:text-underline-style="none" fo:font-weight="normal" officeooo:rsid="00068185" style:font-weight-asian="normal" style:font-weight-complex="normal"/>
    </style:style>
    <style:style style:name="T16" style:family="text">
      <style:text-properties fo:font-variant="normal" fo:text-transform="none" fo:color="#222222" fo:letter-spacing="normal" style:text-underline-style="none" fo:font-weight="normal" officeooo:rsid="00075718"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of:</text:p>
      <text:p text:style-name="P1">We first consider the naive alignment of two length 5 sequences. Naive alignment simply means we align two length 5 sequences without any indel. Thus, in the worst case, it will give us an alignment score of -5, when every pair of character is a mismatch. The reason we use naive alignment as our criteria is that, an alignment score, which is higher or equals to naive alignment score, can always be achieved no matter which two sequences are given. </text:p>
      <text:p text:style-name="P1"/>
      <text:p text:style-name="P1">We then consider the <text:span text:style-name="T1">best case</text:span> if we introduce some indels. If the <text:span text:style-name="T1">best case</text:span> of introducing certain number of indels, still, gives us a worse score than the <text:span text:style-name="T1">worst case</text:span> of naive alignment, then we can conclude that this alignment will never be the optimal alignment given any two length 5 sequences.</text:p>
      <text:p text:style-name="P1"/>
      <text:p text:style-name="P2">We can see that if we introduce N indels in sequence r, then we must also introduce N indels in sequence s<text:span text:style-name="T2">. So the number of indels in either sequence can only be 0,1,2,3,4,5. Notice that the number of indels should be smaller than 6 because otherwise we will have two indels in the same column, which violate the definition of alignment.</text:span></text:p>
      <text:p text:style-name="P2"/>
      <text:p text:style-name="P2">Let’s consider the case that we introduced 3 indels in each sequence for now. In the best case, despite that 3 indels, we can get 2 match for the left 2 pairs of characters. This give us an alignment score of (3+3) * (-2) + 2 * <text:span text:style-name="T2">( + 2) = -8. This score is lower than the worst naive alignment score. </text:span></text:p>
      <text:p text:style-name="P2"/>
      <text:p text:style-name="P2"><text:span text:style-name="T2">If we have 2 indels in each sequences, then we will get (2+2)*(-2) + 2*(+2) = -4 in the best case, which is better than the worst naive alignment score. Thus we conclude that if we have introduced equals to or more than 3 indels in each sequence, we would, for sure, not get the optimal alignment for two length 5 sequences. (under this give scoring schema)</text:span></text:p>
      <text:p text:style-name="P2"/>
      <text:p text:style-name="P4"><text:span text:style-name="T3">For convenience let’s name alignments with 3 or more indels in each sequence </text:span><text:span text:style-name="T4">‘non-optimal alignment’.</text:span><text:span text:style-name="T8"> <text:s/></text:span><text:span text:style-name="T10">And </text:span><text:span text:style-name="T11">name </text:span><text:span text:style-name="T10">the region marked </text:span><text:span text:style-name="T11">with blue dots ‘</text:span><text:span text:style-name="T5">non-optimal entries</text:span><text:span text:style-name="T11">’</text:span></text:p>
      <text:p text:style-name="P4"><text:span text:style-name="T11"/></text:p>
      <text:p text:style-name="P7"><text:span text:style-name="T11">W</text:span><text:span text:style-name="T9">e want to prove that, </text:span><text:span text:style-name="T7">ONLY</text:span><text:span text:style-name="T9"> traces of non-optimal alignments will contain non-optimal entries.</text:span></text:p>
      <text:p text:style-name="P8"><text:span text:style-name="T12">This is equivalent to prove </text:span></text:p>
      <text:p text:style-name="P8"><text:span text:style-name="T12">1. </text:span><text:span text:style-name="T14">There exists trace of non-optimal alignment which contain non-optimal entries.</text:span></text:p>
      <text:p text:style-name="P7"><text:span text:style-name="T13">AND </text:span></text:p>
      <text:p text:style-name="P7"><text:span text:style-name="T13">2. There does not exist trace of (all possible alignments – (non-optimal alignment)) which contain non-optimal entries.</text:span></text:p>
      <text:p text:style-name="P7"><text:span text:style-name="T13"/></text:p>
      <text:p text:style-name="P7"><text:span text:style-name="T13">Statement 1 is very easy to prove. We can simply find an example like r: _ _ _ </text:span><text:span text:style-name="T15">G T</text:span><text:span text:style-name="T13"> A </text:span><text:span text:style-name="T15">C C</text:span><text:span text:style-name="T13">, <text:s/>s: </text:span><text:span text:style-name="T15">C</text:span><text:span text:style-name="T13"> </text:span><text:span text:style-name="T15">C</text:span><text:span text:style-name="T13"> T </text:span><text:span text:style-name="T15">C</text:span><text:span text:style-name="T13"> </text:span><text:span text:style-name="T15">C</text:span><text:span text:style-name="T13"> _ _ _. </text:span><text:span text:style-name="T15">It’s trace in dynamic programming is (6,6),(5,6),(4,6),(3,6),(2,5),(1,4),(1,3),(1,2),(1,1).</text:span></text:p>
      <text:p text:style-name="P7"><text:span text:style-name="T15"/></text:p>
      <text:p text:style-name="P9"><text:span text:style-name="T13">For statement 2, we have to check that for those alignments which have #indel = 2 or 1 or 0 in each sequence, will not enter the non-optimal entries. </text:span><text:span text:style-name="T16">This is also easy to see because for each horizontal step or vertical step (corresponds to indel), we will make a transformation from (a,b) to (a, b-1) or (a-1, b). And for each diagonal step (corresponds to match or mismatch) we will have from (a,b) to (a-1, b-1). This indicates we can never reach (a,b) where ( (a&gt;b) &amp; ((a-b)&gt;= 3) ) or ((a&lt;b) &amp; ((b-a)&gt;=3)) which is the non-optimal entries.</text:span></text:p>
      <text:p text:style-name="P9"><text:span text:style-name="T16"/></text:p>
      <text:p text:style-name="P10"><text:span text:style-name="T16">T</text:span><text:span text:style-name="T13">hus we proved that the non-optimal entries will only be entered by non-optimal alignments. And non-optimal alignments can never be optimal alignments. So the non-optimal entries are the region the task is asking for.</text:span></text:p>
      <text:p text:style-name="P9"><text:span text:style-name="T16"/></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6">We first prove that, the blue dot marked region can be reached by non-optimal alignments. <text:span text:style-name="T6">This is rather easy to see because we only need to give examples. </text:span></text:p>
      <text:p text:style-name="P6"/>
      <text:p text:style-name="P6"/>
      <text:p text:style-name="P6"/>
      <text:p text:style-name="P6"><text:s/>Then we prove that that region <text:span text:style-name="T1">cannot</text:span> be reached by (Set(all alignments) – Set(non-optimal alignments)) (Lemma 1.3)</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13:27:24.817275462</meta:creation-date>
    <dc:date>2018-09-29T15:04:16.964320861</dc:date>
    <meta:editing-duration>PT9M39S</meta:editing-duration>
    <meta:editing-cycles>3</meta:editing-cycles>
    <meta:generator>LibreOffice/5.1.6.2$Linux_X86_64 LibreOffice_project/10m0$Build-2</meta:generator>
    <meta:document-statistic meta:table-count="0" meta:image-count="0" meta:object-count="0" meta:page-count="2" meta:paragraph-count="17" meta:word-count="614" meta:character-count="3475" meta:non-whitespace-character-count="2868"/>
  </office:meta>
</office:document-meta>
</file>